
<file path=META-INF/manifest.xml><?xml version="1.0" encoding="utf-8"?>
<manifest:manifest xmlns:manifest="urn:oasis:names:tc:opendocument:xmlns:manifest:1.0">
  <manifest:file-entry manifest:full-path="/"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http://www.w3.org/1999/xhtml" xmlns:xsi="http://www.w3.org/2001/XMLSchema-instance" xmlns:xsd="http://www.w3.org/2001/XMLSchema" xmlns:xforms="http://www.w3.org/2002/xforms" xmlns:dom="http://www.w3.org/2001/xml-events" xmlns:oooc="http://openoffice.org/2004/calc" xmlns:ooow="http://openoffice.org/2004/writer" xmlns:ooo="http://openoffice.org/2004/office" xmlns:script="urn:oasis:names:tc:opendocument:xmlns:script:1.0" xmlns:form="urn:oasis:names:tc:opendocument:xmlns:form:1.0" xmlns:math="http://www.w3.org/1998/Math/MathML" xmlns:dr3d="urn:oasis:names:tc:opendocument:xmlns:dr3d:1.0" xmlns:chart="urn:oasis:names:tc:opendocument:xmlns:chart:1.0" xmlns:svg="urn:oasis:names:tc:opendocument:xmlns:svg-compatible:1.0" xmlns:number="urn:oasis:names:tc:opendocument:xmlns:datastyle:1.0" xmlns:meta="urn:oasis:names:tc:opendocument:xmlns:meta:1.0" xmlns:dc="http://purl.org/dc/elements/1.1/" xmlns:xlink="http://www.w3.org/1999/xlink" xmlns:fo="urn:oasis:names:tc:opendocument:xmlns:xsl-fo-compatible:1.0" xmlns:draw="urn:oasis:names:tc:opendocument:xmlns:drawing:1.0" xmlns:table="urn:oasis:names:tc:opendocument:xmlns:table:1.0" xmlns:text="urn:oasis:names:tc:opendocument:xmlns:text:1.0" xmlns:style="urn:oasis:names:tc:opendocument:xmlns:style:1.0" office:version="1.0">
  <office:scripts/>
  <office:font-face-decls>
    <style:font-face svg:font-family="StarSymbol" style:name="StarSymbol"/>
    <style:font-face style:font-pitch="variable" style:font-family-generic="roman" svg:font-family="'DejaVu Sans'" style:name="DejaVu Sans"/>
    <style:font-face style:font-pitch="variable" style:font-family-generic="swiss" svg:font-family="'DejaVu Sans'" style:name="DejaVu Sans1"/>
    <style:font-face style:font-pitch="variable" style:font-family-generic="system" svg:font-family="'DejaVu Sans'" style:name="DejaVu Sans2"/>
  </office:font-face-decls>
  <office:automatic-styles>
    <style:style style:list-style-name="L1" style:parent-style-name="Text_20_body" style:family="paragraph" style:name="P1"/>
    <style:style style:parent-style-name="Standard" style:family="paragraph" style:name="P3">
      <style:paragraph-properties style:justify-single-word="false" fo:text-align="center"/>
    </style:style>
    <style:style style:parent-style-name="Standard" style:family="paragraph" style:name="P4">
      <style:paragraph-properties style:justify-single-word="false" fo:text-align="end"/>
    </style:style>
    <style:style style:parent-style-name="Standard" style:family="paragraph" style:name="P5">
      <style:paragraph-properties style:justify-single-word="false" fo:text-align="justify"/>
    </style:style>
    <style:style style:family="text" style:name="T1">
      <style:text-properties style:font-weight-complex="bold" style:font-weight-asian="bold" fo:font-weight="bold"/>
    </style:style>
    <style:style style:family="text" style:name="T2">
      <style:text-properties style:font-style-complex="italic" style:font-style-asian="italic" fo:font-style="italic"/>
    </style:style>
    <style:style style:family="text" style:name="T3">
      <style:text-properties style:text-underline-color="font-color" style:text-underline-width="auto" style:text-underline-style="solid"/>
    </style:style>
    <text:list-style style:name="L1">
      <text:list-level-style-bullet text:bullet-char="●" style:num-suffix="." text:style-name="Bullet_20_Symbols" text:level="1">
        <style:list-level-properties text:min-label-width="0.635cm" text:space-before="0.635cm"/>
        <style:text-properties style:font-name="StarSymbol"/>
      </text:list-level-style-bullet>
      <text:list-level-style-bullet text:bullet-char="○" style:num-suffix="." text:style-name="Bullet_20_Symbols" text:level="2">
        <style:list-level-properties text:min-label-width="0.635cm" text:space-before="1.27cm"/>
        <style:text-properties style:font-name="StarSymbol"/>
      </text:list-level-style-bullet>
      <text:list-level-style-bullet text:bullet-char="■" style:num-suffix="." text:style-name="Bullet_20_Symbols" text:level="3">
        <style:list-level-properties text:min-label-width="0.635cm" text:space-before="1.905cm"/>
        <style:text-properties style:font-name="StarSymbol"/>
      </text:list-level-style-bullet>
      <text:list-level-style-bullet text:bullet-char="●" style:num-suffix="." text:style-name="Bullet_20_Symbols" text:level="4">
        <style:list-level-properties text:min-label-width="0.635cm" text:space-before="2.54cm"/>
        <style:text-properties style:font-name="StarSymbol"/>
      </text:list-level-style-bullet>
      <text:list-level-style-bullet text:bullet-char="○" style:num-suffix="." text:style-name="Bullet_20_Symbols" text:level="5">
        <style:list-level-properties text:min-label-width="0.635cm" text:space-before="3.175cm"/>
        <style:text-properties style:font-name="StarSymbol"/>
      </text:list-level-style-bullet>
      <text:list-level-style-bullet text:bullet-char="■" style:num-suffix="." text:style-name="Bullet_20_Symbols" text:level="6">
        <style:list-level-properties text:min-label-width="0.635cm" text:space-before="3.81cm"/>
        <style:text-properties style:font-name="StarSymbol"/>
      </text:list-level-style-bullet>
      <text:list-level-style-bullet text:bullet-char="●" style:num-suffix="." text:style-name="Bullet_20_Symbols" text:level="7">
        <style:list-level-properties text:min-label-width="0.635cm" text:space-before="4.445cm"/>
        <style:text-properties style:font-name="StarSymbol"/>
      </text:list-level-style-bullet>
      <text:list-level-style-bullet text:bullet-char="○" style:num-suffix="." text:style-name="Bullet_20_Symbols" text:level="8">
        <style:list-level-properties text:min-label-width="0.635cm" text:space-before="5.08cm"/>
        <style:text-properties style:font-name="StarSymbol"/>
      </text:list-level-style-bullet>
      <text:list-level-style-bullet text:bullet-char="■" style:num-suffix="." text:style-name="Bullet_20_Symbols" text:level="9">
        <style:list-level-properties text:min-label-width="0.635cm" text:space-before="5.715cm"/>
        <style:text-properties style:font-name="StarSymbol"/>
      </text:list-level-style-bullet>
      <text:list-level-style-bullet text:bullet-char="●" style:num-suffix="." text:style-name="Bullet_20_Symbols" text:level="10">
        <style:list-level-properties text:min-label-width="0.635cm" text:space-before="6.35cm"/>
        <style:text-properties style:font-name="StarSymbol"/>
      </text:list-level-style-bullet>
    </text:list-style>
  </office:automatic-styles>
  <office:body>
    <office:text>
<office:forms form:apply-design-mode="false" form:automatic-focus="fals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Title">Python Machine Learning</text:p>
<text:h text:style-name="Heading_20_1" text:outline-level="1">Python</text:h>
<text:h text:style-name="Heading_20_2" text:outline-level="2">Mechanizm wycinania tablic</text:h>
<text:p text:style-name="Standard">
<text:a xmlns:text="text" xmlns:xlink="xlink" xlink:type="simple" xlink:href="https://stackoverflow.com/questions/509211/understanding-pythons-slice-notation">https://stackoverflow.com/questions/509211/understanding-pythons-slice-notation</text:a>
</text:p>3184 down vote accepted
      <text:p text:style-name="Standard">
          It's pretty simple really:
        </text:p>a[start:end] # items start through end-1
a[start:]    # items start through the rest of the array
a[:end]      # items from the beginning through end-1
a[:]         # a copy of the whole array<text:p text:style-name="Standard">
          There is also the step value, which can be used with any of the above:
        </text:p>a[start:end:step] # start through not past end, by step<text:p text:style-name="Standard">
          The key point to remember is that the :end value represents the first value that is not in the selected slice. So, the difference beween end and start is the number of elements selected (if step is 1, the default).
        </text:p>
<text:p text:style-name="Standard">
          The other feature is that start or end may be a negative  number, which means it counts from the end of the array instead of the beginning. So:
        </text:p>a[-1]    # last item in the array
a[-2:]   # last two items in the array
a[:-2]   # everything except the last two items<text:p text:style-name="Standard">
          Similarly, step may be a negative number:
        </text:p>a[::-1]    # all items in the array, reversed
a[1::-1]   # the first two items, reverseda[:-3:-1]  # the last two items, reversed
a[-3::-1]  # everything except the last two items, reversed<text:p text:style-name="Standard">
          Python is kind to the programmer if there are fewer items than you ask for. For example, if you ask for a[:-2] and a  only contains one element, you get an empty list instead of an error. Sometimes you would prefer the error, so you have to be aware that this may happen.
        </text:p>
<text:p text:style-name="Standard"/>
<text:p text:style-name="Standard"/>
<text:p text:style-name="Standard">
          One way to remember how slices work is to think of the indices as pointing between characters, with the left edge of the first character numbered 0. Then the right edge of the last character of a string of n characters has index n.
        </text:p>
<text:h text:style-name="Heading_20_2" text:outline-level="2">Moduł do obliczeń numerycznych NumPy</text:h>
<text:p text:style-name="Standard">
<text:a xmlns:text="text" xmlns:xlink="xlink" xlink:type="simple" xlink:href="https://www.pythonlikeyoumeanit.com/module_3.html">https://www.pythonlikeyoumeanit.com/module_3.html</text:a>
</text:p>
<text:h text:style-name="Heading_20_2" text:outline-level="2">pythonlikeyoumeanit - kompendium wiedzy o Pythonie i NumPy - Tutorial</text:h>
<text:p text:style-name="Standard">
<text:a xmlns:text="text" xmlns:xlink="xlink" xlink:type="simple" xlink:href="https://www.pythonlikeyoumeanit.com/intro.html">https://www.pythonlikeyoumeanit.com/intro.html</text:a>
</text:p>
<text:h text:style-name="Heading_20_1" text:outline-level="1">Zbiory danych</text:h>
<text:h text:style-name="Heading_20_2" text:outline-level="2">https://www.kaggle.com/datasets</text:h>
<text:p text:style-name="Standard">
<text:a xmlns:text="text" xmlns:xlink="xlink" xlink:type="simple" xlink:href="https://www.kaggle.com/datasets">https://www.kaggle.com/datasets</text:a>
</text:p>
<text:h text:style-name="Heading_20_2" text:outline-level="2">Titanic</text:h>
<text:p text:style-name="Standard">
<text:a xmlns:text="text" xmlns:xlink="xlink" xlink:type="simple" xlink:href="https://www.kaggle.com/c/titanic/data">https://www.kaggle.com/c/titanic/data</text:a>
</text:p>
<text:h text:style-name="Heading_20_1" text:outline-level="1">Podstawowe pojęcia i definicje</text:h>
<text:h text:style-name="Heading_20_2" text:outline-level="2">Rodzaje systemów uczenia maszynowego</text:h>
<text:h text:style-name="Heading_20_3" text:outline-level="3">Uczenie nadzorowane</text:h>
<text:p text:style-name="Standard">
      Dane uczące przekazywane  algorytmowi zawierają również dołączone rozwiązanie problemu, czyli etykiety.
    </text:p>
<text:p text:style-name="Standard"/>
<text:h text:style-name="Heading_20_4" text:outline-level="4">k najbliższych sąsiadów</text:h>
<text:h text:style-name="Heading_20_4" text:outline-level="4">regresja liniowa</text:h>
<text:h text:style-name="Heading_20_4" text:outline-level="4">regresja logistyczna</text:h>
<text:h text:style-name="Heading_20_4" text:outline-level="4">maszyny wektorów nośnych</text:h>
<text:h text:style-name="Heading_20_4" text:outline-level="4">drzewa decyzyjne</text:h>
<text:h text:style-name="Heading_20_3" text:outline-level="3">Uczenie nienadzorowane</text:h>
<text:h text:style-name="Heading_20_4" text:outline-level="4">analiza skupień</text:h>
<text:h text:style-name="Heading_20_5" text:outline-level="5">metoda k średnich</text:h>
<text:h text:style-name="Heading_20_5" text:outline-level="5">hierarchiczna analiza skupień</text:h>
<text:h text:style-name="Heading_20_5" text:outline-level="5">algorytm oczekiwanie -maksymalizacja</text:h>
<text:h text:style-name="Heading_20_4" text:outline-level="4">wizualizacja i redukcja wymiarowości</text:h>
<text:h text:style-name="Heading_20_5" text:outline-level="5">analiza głównych składowych PCA</text:h>
<text:h text:style-name="Heading_20_5" text:outline-level="5">jądrowa analiza głównych składowych</text:h>
<text:h text:style-name="Heading_20_5" text:outline-level="5">lokalne liniowe zanurzanie</text:h>
<text:h text:style-name="Heading_20_4" text:outline-level="4">uczenie przy pomocy reguł asocjacyjnych</text:h>
<text:h text:style-name="Heading_20_5" text:outline-level="5">algorytm Apriori</text:h>
<text:h text:style-name="Heading_20_5" text:outline-level="5">algorytm Eclat</text:h>
<text:h text:style-name="Heading_20_3" text:outline-level="3">Uczenie półnadzorowane</text:h>
<text:h text:style-name="Heading_20_3" text:outline-level="3">Uczenie przez wzmacnianie</text:h>
<text:h text:style-name="Heading_20_3" text:outline-level="3">Uczenie wsadowe</text:h>
<text:h text:style-name="Heading_20_3" text:outline-level="3">Uczenie przyrostowe</text:h>
<text:h text:style-name="Heading_20_2" text:outline-level="2">Rodzaje sytemów uczenia ze względu na rodzaj uogólniania</text:h>
<text:h text:style-name="Heading_20_3" text:outline-level="3">Uzenie z przykładów</text:h>
<text:h text:style-name="Heading_20_3" text:outline-level="3">Uczenie z modelu</text:h>
<text:h text:style-name="Heading_20_1" text:outline-level="1">Linki</text:h>
<text:h text:style-name="Heading_20_2" text:outline-level="2">https://machinelearningmastery.com/develop-neural-machine-translation-system-keras/</text:h>
<text:p text:style-name="Standard">
<text:a xmlns:text="text" xmlns:xlink="xlink" xlink:type="simple" xlink:href="https://machinelearningmastery.com/develop-neural-machine-translation-system-keras/">https://machinelearningmastery.com/develop-neural-machine-translation-system-keras/</text:a>
</text:p>
<text:h text:style-name="Heading_20_2" text:outline-level="2">http://users.uj.edu.pl/~ufkapano/download/Mateusz_Jancarz_2015.pdf</text:h>
<text:p text:style-name="Standard">
<text:a xmlns:text="text" xmlns:xlink="xlink" xlink:type="simple" xlink:href="http://users.uj.edu.pl/~ufkapano/download/Mateusz_Jancarz_2015.pdf">http://users.uj.edu.pl/~ufkapano/download/Mateusz_Jancarz_2015.pdf</text:a>
</text:p>
<text:h text:style-name="Heading_20_2" text:outline-level="2">https://www.wykop.pl/link/3121515/google-wystartowalo-serie-video-tutoriali-na-temat-uczenia-maszynowego/</text:h>
<text:p text:style-name="Standard">
<text:a xmlns:text="text" xmlns:xlink="xlink" xlink:type="simple" xlink:href="https://www.wykop.pl/link/3121515/google-wystartowalo-serie-video-tutoriali-na-temat-uczenia-maszynowego/">https://www.wykop.pl/link/3121515/google-wystartowalo-serie-video-tutoriali-na-temat-uczenia-maszynowego/</text:a>
</text:p>
<text:h text:style-name="Heading_20_2" text:outline-level="2">https://helion.pl/ksiazki/platforma-windows-azure-tejaswi-redkar-tony-guidici,plawia.htm#format/d</text:h>
<text:p text:style-name="Standard">
<text:a xmlns:text="text" xmlns:xlink="xlink" xlink:type="simple" xlink:href="https://helion.pl/ksiazki/platforma-windows-azure-tejaswi-redkar-tony-guidici,plawia.htm#format/d">https://helion.pl/ksiazki/platforma-windows-azure-tejaswi-redkar-tony-guidici,plawia.htm#format/d</text:a>
</text:p>
<text:h text:style-name="Heading_20_1" text:outline-level="1">Tutoriale</text:h>
<text:h text:style-name="Heading_20_2" text:outline-level="2">machinelearningmastery.com</text:h>
<text:h text:style-name="Heading_20_3" text:outline-level="3">Obróbka danych WE, tworzenie i porównanie modelu,trening</text:h>
<text:p text:style-name="Standard">
<text:a xmlns:text="text" xmlns:xlink="xlink" xlink:type="simple" xlink:href="https://machinelearningmastery.com/machine-learning-in-python-step-by-step/">https://machinelearningmastery.com/machine-learning-in-python-step-by-step/</text:a>
</text:p>
<text:h text:style-name="Heading_20_3" text:outline-level="3">Trening modelu</text:h>
<text:p text:style-name="Standard">
<text:a xmlns:text="text" xmlns:xlink="xlink" xlink:type="simple" xlink:href="https://machinelearningmastery.com/train-final-machine-learning-model/">https://machinelearningmastery.com/train-final-machine-learning-model/</text:a>
</text:p>
<text:h text:style-name="Heading_20_3" text:outline-level="3">Tworzenie predykcji</text:h>
<text:p text:style-name="Standard">
<text:a xmlns:text="text" xmlns:xlink="xlink" xlink:type="simple" xlink:href="https://machinelearningmastery.com/make-predictions-scikit-learn/">https://machinelearningmastery.com/make-predictions-scikit-learn/</text:a>
</text:p>
<text:h text:style-name="Heading_20_3" text:outline-level="3">Serializacja modelu</text:h>
<text:p text:style-name="Standard">
<text:a xmlns:text="text" xmlns:xlink="xlink" xlink:type="simple" xlink:href="https://machinelearningmastery.com/save-load-machine-learning-models-python-scikit-learn/">https://machinelearningmastery.com/save-load-machine-learning-models-python-scikit-learn/</text:a>
</text:p>
<text:h text:style-name="Heading_20_2" text:outline-level="2">http://scikit-learn.org</text:h>
<text:h text:style-name="Heading_20_3" text:outline-level="3">Rozpoznawanie rozpikslowanych liczb</text:h>
<text:p text:style-name="Standard">
<text:a xmlns:text="text" xmlns:xlink="xlink" xlink:type="simple" xlink:href="http://scikit-learn.org/stable/auto_examples/classification/plot_digits_classification.html#sphx-glr-auto-examples-classification-plot-digits-classification-py">http://scikit-learn.org/stable/auto_examples/classification/plot_digits_classification.html#sphx-glr-auto-examples-classification-plot-digits-classification-py</text:a>
</text:p>
<text:h text:style-name="Heading_20_3" text:outline-level="3">Rozpoznawanie twarzy</text:h>
<text:p text:style-name="Standard">
<text:a xmlns:text="text" xmlns:xlink="xlink" xlink:type="simple" xlink:href="http://scikit-learn.org/stable/tutorial/statistical_inference/putting_together.html">http://scikit-learn.org/stable/tutorial/statistical_inference/putting_together.html</text:a>
</text:p>
<text:h text:style-name="Heading_20_2" text:outline-level="2">www.kaggle.com</text:h>
<text:p text:style-name="Standard">
<text:a xmlns:text="text" xmlns:xlink="xlink" xlink:type="simple" xlink:href="../www.kaggle.com">www.kaggle.com</text:a>
</text:p>
<text:h text:style-name="Heading_20_3" text:outline-level="3">Rozpoznawanie gatunków IRIS</text:h>
<text:p text:style-name="Standard">
<text:a xmlns:text="text" xmlns:xlink="xlink" xlink:type="simple" xlink:href="https://www.kaggle.com/jchen2186/machine-learning-with-iris-dataset">https://www.kaggle.com/jchen2186/machine-learning-with-iris-dataset</text:a>
</text:p>
<text:h text:style-name="Heading_20_3" text:outline-level="3">Titanic</text:h>
<text:p text:style-name="Standard">
<text:a xmlns:text="text" xmlns:xlink="xlink" xlink:type="simple" xlink:href="https://www.kaggle.com/enerrio/scikit-learn-ml-from-start-to-finish">https://www.kaggle.com/enerrio/scikit-learn-ml-from-start-to-finish</text:a>
</text:p>
<text:h text:style-name="Heading_20_3" text:outline-level="3">Titanic - przygotowanie modelu - ciąg myślowy</text:h>
<text:p text:style-name="Standard">
<text:a xmlns:text="text" xmlns:xlink="xlink" xlink:type="simple" xlink:href="https://www.kaggle.com/startupsci/titanic-data-science-solutions">https://www.kaggle.com/startupsci/titanic-data-science-solutions</text:a>
</text:p>
<text:h text:style-name="Heading_20_3" text:outline-level="3">Przegląd możliwoście Seaborn</text:h>
<text:p text:style-name="Standard">
<text:a xmlns:text="text" xmlns:xlink="xlink" xlink:type="simple" xlink:href="https://www.kaggle.com/bhasha4995dushara/plotting-with-seaborn-ex-1">https://www.kaggle.com/bhasha4995dushara/plotting-with-seaborn-ex-1</text:a>
</text:p>
<text:h text:style-name="Heading_20_2" text:outline-level="2">https://www.datacamp.com</text:h>
<text:h text:style-name="Heading_20_2" text:outline-level="2">https://elitedatascience.com</text:h>
<text:p text:style-name="Standard">
<text:a xmlns:text="text" xmlns:xlink="xlink" xlink:type="simple" xlink:href="https://elitedatascience.com">https://elitedatascience.com</text:a>
</text:p>
<text:h text:style-name="Heading_20_3" text:outline-level="3">https://elitedatascience.com/learn-statistics-for-data-science</text:h>
<text:p text:style-name="Standard">
<text:a xmlns:text="text" xmlns:xlink="xlink" xlink:type="simple" xlink:href="https://elitedatascience.com/learn-statistics-for-data-science">https://elitedatascience.com/learn-statistics-for-data-science</text:a>
</text:p>
<text:h text:style-name="Heading_20_3" text:outline-level="3">https://elitedatascience.com/python-seaborn-tutorial</text:h>
<text:p text:style-name="Standard">
<text:a xmlns:text="text" xmlns:xlink="xlink" xlink:type="simple" xlink:href="https://elitedatascience.com/python-seaborn-tutorial">https://elitedatascience.com/python-seaborn-tutorial</text:a>
</text:p>
<text:h text:style-name="Heading_20_1" text:outline-level="1">Biblioteki</text:h>
<text:h text:style-name="Heading_20_2" text:outline-level="2">Wizualizacja danych</text:h>
<text:h text:style-name="Heading_20_3" text:outline-level="3">seaborn</text:h>
<text:p text:style-name="Standard">
<text:a xmlns:text="text" xmlns:xlink="xlink" xlink:type="simple" xlink:href="https://seaborn.pydata.org/tutorial.html">https://seaborn.pydata.org/tutorial.html</text:a>
</text:p>
<text:h text:style-name="Heading_20_3" text:outline-level="3">matplotlib</text:h>
<text:p text:style-name="Standard">
<text:a xmlns:text="text" xmlns:xlink="xlink" xlink:type="simple" xlink:href="https://matplotlib.org/tutorials/index.html">https://matplotlib.org/tutorials/index.html</text:a>
</text:p>
<text:h text:style-name="Heading_20_2" text:outline-level="2">Struktury danych</text:h>
<text:h text:style-name="Heading_20_3" text:outline-level="3">pandas</text:h>
<text:p text:style-name="Standard">
<text:a xmlns:text="text" xmlns:xlink="xlink" xlink:type="simple" xlink:href="https://pandas.pydata.org/">https://pandas.pydata.org/</text:a>
</text:p>
<text:h text:style-name="Heading_20_2" text:outline-level="2">Biblioteki numeryczne</text:h>
<text:h text:style-name="Heading_20_3" text:outline-level="3">scikit-learn</text:h>
<text:p text:style-name="Standard">
<text:a xmlns:text="text" xmlns:xlink="xlink" xlink:type="simple" xlink:href="http://scikit-learn.org/stable/index.html">http://scikit-learn.org/stable/index.html</text:a>
</text:p>
<text:h text:style-name="Heading_20_3" text:outline-level="3">numpy</text:h>
<text:p text:style-name="Standard">
<text:a xmlns:text="text" xmlns:xlink="xlink" xlink:type="simple" xlink:href="http://www.numpy.org/">http://www.numpy.org/</text:a>
</text:p>
<text:h text:style-name="Heading_20_3" text:outline-level="3">scipy</text:h>
<text:p text:style-name="Standard">
<text:a xmlns:text="text" xmlns:xlink="xlink" xlink:type="simple" xlink:href="https://www.scipy.org/">https://www.scipy.org/</text:a>
</text:p>
<text:p text:style-name="Standard">
      Cały ekosystem:
    </text:p>
<text:p text:style-name="Standard">
      NumPy
    </text:p>
<text:p text:style-name="Standard">
      Pandas
    </text:p>
<text:p text:style-name="Standard">
      Matplotlib
    </text:p>
<text:p text:style-name="Standard"/>
<text:p text:style-name="Standard">
      https://www.scipy.org/getting-started.html
    </text:p>
        What are NumPy, SciPy, matplotlib, …?<text:p text:style-name="Standard">
        SciPy and friends can be used for a variety of tasks:
      </text:p>
<text:list text:style-name="L1">
<text:list-item>
<text:p text:style-name="P1">NumPy’s array type augments the Python language with an efficient data structure useful for numerical work, e.g., manipulating matrices. NumPy also provides basic numerical routines, such as tools for finding eigenvectors.
        </text:p>
</text:list-item>
<text:list-item>
<text:p text:style-name="P1">SciPy contains additional routines needed in scientific work: for example, routines for computing integrals numerically, solving differential equations, optimization, and sparse matrices.
        </text:p>
</text:list-item>
<text:list-item>
<text:p text:style-name="P1">
          The matplotlib module produces high quality plots. With it you can turn your data or your models into figures for presentations or articles. No need to do the numerical work in one program, save the data, and plot it with another program.
        </text:p>
</text:list-item>
<text:list-item>
<text:p text:style-name="P1">
          Using IPython makes interactive work easy. Data processing, exploration of numerical models, trying out operations on-the-fly allows to go quickly from an idea to a result. See the IPython site  for many examples.
        </text:p>
</text:list-item>
<text:list-item>
<text:p text:style-name="P1">
          There is a sizeable collection of both generic and application-specific numerical and scientific code, written using Python, NumPy and SciPy. Don’t reinvent the wheel, there may already be a pre-made solution for your problem. See Topical Software  for a partial list.
        </text:p>
</text:list-item>
<text:list-item>
<text:p text:style-name="P1">
          As Python is a popular general-purpose programming language, it has many advanced modules for building for example interactive applications (see e.g. wxPython and Traits) or web sites (see e.g. Django). Using SciPy with these is a quick way to build a fully-fledged scientific application.
        </text:p>
</text:list-item>
</text:list>
<text:p text:style-name="P3"/>
</office:text>
  </office:body>
</office:document-content>
</file>

<file path=styles.xml><?xml version="1.0" encoding="utf-8"?>
<!--
/*FreeMind - A Program for creating and viewing Mindmaps
 *Copyright (C) 2000-2008  Christian Foltin and others.
 *
 *See COPYING for Details
 *
 *This program is free software; you can redistribute it and/or
 *modify it under the terms of the GNU General Public License
 *as published by the Free Software Foundation; either version 2
 *of the License, or (at your option) any later version.
 *
 *This program is distributed in the hope that it will be useful,
 *but WITHOUT ANY WARRANTY; without even the implied warranty of
 *MERCHANTABILITY or FITNESS FOR A PARTICULAR PURPOSE.  See the
 *GNU General Public License for more details.
 *
 *You should have received a copy of the GNU General Public License
 *along with this program; if not, write to the Free Software
 *Foundation, Inc., 59 Temple Place - Suite 330, Boston, MA  02111-1307, USA.
 *
 */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